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nd strategy with a story, history simulation and simple mechanics. Maybe characters too.</text:p>
      <text:p text:style-name="Standard"/>
      <text:p text:style-name="Standard">Click on resources to gain them.</text:p>
      <text:p text:style-name="Standard">Neglect increases if you ignore</text:p>
      <text:p text:style-name="Standard"/>
      <text:p text:style-name="Standard">Click on demands to fulfil them</text:p>
      <text:p text:style-name="Standard">Damages you if you ignore</text:p>
      <text:p text:style-name="Standard"/>
      <text:p text:style-name="Standard">Enemy Nations, Monsters, other shit</text:p>
      <text:p text:style-name="Standard"/>
      <text:p text:style-name="Standard">Characters on the map have a chain of actions, which require a resource and a command, if not fulfilled character becomes sad and gets a cooldown between actions. Actions are stuff like build, deploy troop, move.</text:p>
      <text:p text:style-name="Standard"/>
      <text:p text:style-name="Standard">Events give one time bonuses coupled with a one time penalty, for example, spawn a ghost lair. If they expire then you just get the negative.</text:p>
      <text:p text:style-name="Standard"/>
      <text:p text:style-name="Standard">Quests. Implicit and explicit.</text:p>
      <text:p text:style-name="Standard"/>
      <text:p text:style-name="Standard">Food → people</text:p>
      <text:p text:style-name="Standard"/>
      <text:p text:style-name="Standard">People → Materials</text:p>
      <text:p text:style-name="Standard">People →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Hayes</meta:initial-creator>
    <meta:creation-date>2022-05-13T17:45:13.65</meta:creation-date>
    <dc:date>2022-05-14T17:53:52.29</dc:date>
    <dc:creator>Alexander Hayes</dc:creator>
    <meta:editing-duration>PT12H29M3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12" meta:word-count="114" meta:character-count="668"/>
  </office:meta>
</office:document-meta>
</file>